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1">
            <text:p>2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22_16-24-45_000.jpg</text:p>
          </table:table-cell>
          <table:table-cell table:style-name="ce26" office:value-type="string">
            <text:p>:bookmemo / 読んだ本 / 『日本人の宗教とは何か』 / 著者=山折哲雄、編著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日本人の宗教とは何か』 / 著者=山折哲雄、編著 / 途中">
            <text:p>:bookmemo / 読んだ本 / 『日本人の宗教とは何か』 / 著者=山折哲雄、編著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3-22_16-24-06_000.jpg</text:p>
          </table:table-cell>
          <table:table-cell table:style-name="ce26" office:value-type="string">
            <text:p>:bookmemo / 読んだ本 / 『日本人の宗教とは何か』 / 著者=山折哲雄、編著 / 途中 ここまで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日本人の宗教とは何か』 / 著者=山折哲雄、編著 / 途中 ここまで">
            <text:p>:bookmemo / 読んだ本 / 『日本人の宗教とは何か』 / 著者=山折哲雄、編著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3-22_09-01-14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3-22_03-55-56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0" office:value-type="string">
            <text:p>2023-03-22_16-37-32_000.jpg</text:p>
          </table:table-cell>
          <table:table-cell table:style-name="ce26" office:value-type="string">
            <text:p>:m #*# / memo:other(m:other) / topic=習字, about=,other=,id=~,content=QQQ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3-22_03-55-49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3-21_21-00-5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3-22_13-28-1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10" office:value-type="string">
            <text:p>2023-03-22_21-14-3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3-03-22_09-14-26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翌朝。,occasion=経過観察,id=2023-03-22_09-14-26_000.jpg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8" office:value-type="string">
            <text:p>2023-03-22_09-14-45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翌朝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翌朝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翌朝。,occasion=経過観察,id=2023-03-22_09-14-26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3-22_09-20-5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7" office:value-type="string">
            <text:p>2023-03-21_18-56-52_000.mp4</text:p>
          </table:table-cell>
          <table:table-cell table:style-name="ce27" office:value-type="string">
            <text:p>:VIDEO / @自室 / 記録 / jap.flute / 演奏、play / R=1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8" office:value-type="string">
            <text:p>2023-03-22_18-42-44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3-22_02-09-45_000.jpg</text:p>
          </table:table-cell>
          <table:table-cell table:style-name="ce26" office:value-type="string">
            <text:p>:m #*# RES / JVEMV6 64#199.2.1_jinsai_dooji / 『童子問』 著者=伊藤仁斎,校注=~ / p.101 / w=,topic=~,publisher=~,other=th+:`孝弟のみ`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#*# RES / JVEMV6 64#199.2.1_jinsai_dooji / 『童子問』 著者=伊藤仁斎,校注=~ / p.101 / w=,topic=~,publisher=~,other=th+:`孝弟のみ`">
            <text:p>:m #*# RES / JVEMV6 64#199.2.1_jinsai_dooji / 『童子問』 著者=伊藤仁斎,校注=~ / p.101 / w=,topic=~,publisher=~,other=th+:`孝弟のみ`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3-22_10-54-01_000.jpg</text:p>
          </table:table-cell>
          <table:table-cell table:style-name="ce26" office:value-type="string">
            <text:p>:m #*# RES / JVEMV6 64#126.01_mooshi:梁恵王上 / 『孟子』 著者=~,校注=~ / p.12 / w=乃公[だいこう；斧斤[ふきん,topic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JVEMV6 64#126.01_mooshi:梁恵王上 / 『孟子』 著者=~,校注=~ / p.12 / w=乃公[だいこう；斧斤[ふきん,topic=~,other=">
            <text:p>:m #*# RES / JVEMV6 64#126.01_mooshi:梁恵王上 / 『孟子』 著者=~,校注=~ / p.12 / w=乃公[だいこう；斧斤[ふきん,topic=~,other=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3-22_12-00-17_000.jpg</text:p>
          </table:table-cell>
          <table:table-cell table:style-name="ce26" office:value-type="string">
            <text:p>:m 1*1 RES / JVEMV6 64#245_shuukyoo_yamaori_etal / 『日本人の宗教とは何か』 著者=山折哲雄、編著,校注=~ / p.36 / w=天御中主神；カグツチ；,topic=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1*1 RES / JVEMV6 64#245_shuukyoo_yamaori_etal / 『日本人の宗教とは何か』 著者=山折哲雄、編著,校注=~ / p.36 / w=天御中主神；カグツチ；,topic=,publisher=~,other=">
            <text:p>:m 1*1 RES / JVEMV6 64#245_shuukyoo_yamaori_etal / 『日本人の宗教とは何か』 著者=山折哲雄、編著,校注=~ / p.36 / w=天御中主神；カグツチ；,topic=,publisher=~,other=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0" office:value-type="string">
            <text:p>2023-03-22_14-40-56_000.jpg</text:p>
          </table:table-cell>
          <table:table-cell table:style-name="ce27" office:value-type="string">
            <text:p>:m #*# RES / free# S87DP9 記事読み / id=FJY1(browser=yan) / media=ei / theme=パレスチナ：ガザ：負傷者たち；イスラエル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#*# RES / free# S87DP9 記事読み / id=FJY1(browser=yan) / media=ei / theme=パレスチナ：ガザ：負傷者たち；イスラエル,content=~,w=~ / genre=~ / other=~">
            <text:p>:m #*# RES / free# S87DP9 記事読み / id=FJY1(browser=yan) / media=ei / theme=パレスチナ：ガザ：負傷者たち；イスラエル,content=~,w=~ / genre=~ / 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3-22_16-36-21_000.jpg</text:p>
          </table:table-cell>
          <table:table-cell table:style-name="ce26" office:value-type="string">
            <text:p>:m 1*2 RES / JVEMV6 64#245_shuukyoo_yamaori_etal / 『日本人の宗教とは何か』 著者=山折哲雄、編著,校注=~ / p.47 / w=スサノヲ；日本書紀；伊勢神道；,topic=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1*2 RES / JVEMV6 64#245_shuukyoo_yamaori_etal / 『日本人の宗教とは何か』 著者=山折哲雄、編著,校注=~ / p.47 / w=スサノヲ；日本書紀；伊勢神道；,topic=,publisher=~,other=">
            <text:p>:m 1*2 RES / JVEMV6 64#245_shuukyoo_yamaori_etal / 『日本人の宗教とは何か』 著者=山折哲雄、編著,校注=~ / p.47 / w=スサノヲ；日本書紀；伊勢神道；,topic=,publisher=~,other=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3-03-22_16-36-54_000.jpg</text:p>
          </table:table-cell>
          <table:table-cell table:style-name="ce26" office:value-type="string">
            <text:p>:m 2*2 RES / JVEMV6 64#245_shuukyoo_yamaori_etal / 『日本人の宗教とは何か』 著者=山折哲雄、編著,校注=~ / p.47 / w=聖徳太子；ヤマトトトヒモモソヒメ；倭迹迹日百襲姫；中臣鎌足；,topic=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2*2 RES / JVEMV6 64#245_shuukyoo_yamaori_etal / 『日本人の宗教とは何か』 著者=山折哲雄、編著,校注=~ / p.47 / w=聖徳太子；ヤマトトトヒモモソヒメ；倭迹迹日百襲姫；中臣鎌足；,topic=,publisher=~,other=">
            <text:p>:m 2*2 RES / JVEMV6 64#245_shuukyoo_yamaori_etal / 『日本人の宗教とは何か』 著者=山折哲雄、編著,校注=~ / p.47 / w=聖徳太子；ヤマトトトヒモモソヒメ；倭迹迹日百襲姫；中臣鎌足；,topic=,publisher=~,other=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0" office:value-type="string">
            <text:p>2023-03-22_17-56-25_000.jpg</text:p>
          </table:table-cell>
          <table:table-cell table:style-name="ce26" office:value-type="string">
            <text:p>:m #*# RES / JVEMV6 64#258_1_suugaku_gauss / 『数学の歴史　１９世紀の数学　整数論』 著者=河田敬義,校注=~ / p.8 / w=~,topic=ディオファントス解析；,publisher=~,other=memo+:楕円、接線；q+:q-id.BUJX(new);q+:q-id.SA1E(new);q+:q-id.A2QD(new)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#*# RES / JVEMV6 64#258_1_suugaku_gauss / 『数学の歴史　１９世紀の数学　整数論』 著者=河田敬義,校注=~ / p.8 / w=~,topic=ディオファントス解析；,publisher=~,other=memo+:楕円、接線；q+:q-id.BUJX(new);q+:q-id.SA1E(new);q+:q-id.A2QD(new);">
            <text:p>:m #*# RES / JVEMV6 64#258_1_suugaku_gauss / 『数学の歴史　１９世紀の数学　整数論』 著者=河田敬義,校注=~ / p.8 / w=~,topic=ディオファントス解析；,publisher=~,other=memo+:楕円、接線；q+:q-id.BUJX(new);q+:q-id.SA1E(new);q+:q-id.A2QD(new);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2" table:contains-header="false">
          <table:sort>
            <table:sort-by table:field-number="2" table:data-type="automatic"/>
            <table:sort-by table:field-number="7" table:order="descending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2">2023/03/22</text:date>, <text:time>22:33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22T22:33:25.76</dc:date>
    <dc:creator>iwabuchi ken</dc:creator>
    <meta:editing-duration>P55DT3H57M19S</meta:editing-duration>
    <meta:editing-cycles>17803</meta:editing-cycles>
    <meta:document-statistic meta:table-count="2" meta:cell-count="931" meta:object-count="0"/>
    <meta:user-defined meta:name="qrichtext">1</meta:user-defined>
  </office:meta>
</office:document-meta>
</file>